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5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8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0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0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5" style:family="table-row">
      <style:table-row-properties style:min-row-height="0.3972in" style:use-optimal-row-height="false"/>
    </style:style>
    <style:style style:name="TableCell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fo:font-size="15pt" style:font-size-asian="15pt" style:font-size-complex="14pt" style:script-type="complex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5" style:family="table-row">
      <style:table-row-properties style:min-row-height="0.5312in" style:use-optimal-row-height="false"/>
    </style:style>
    <style:style style:name="TableCell9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10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</style:style>
    <style:style style:name="T10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6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7" style:family="table-row">
      <style:table-row-properties style:row-height="0.3541in" style:use-optimal-row-height="false"/>
    </style:style>
    <style:style style:name="TableCell10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1" style:family="table-row">
      <style:table-row-properties style:row-height="0.3152in" style:use-optimal-row-height="false"/>
    </style:style>
    <style:style style:name="TableCell1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4" style:family="table-row">
      <style:table-row-properties style:row-height="0.3152in" style:use-optimal-row-height="false"/>
    </style:style>
    <style:style style:name="TableCell1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6" style:family="table-row">
      <style:table-row-properties style:row-height="0.3152in" style:use-optimal-row-height="false"/>
    </style:style>
    <style:style style:name="TableCell1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7" style:family="table-row">
      <style:table-row-properties style:row-height="0.3152in" style:use-optimal-row-height="false"/>
    </style:style>
    <style:style style:name="TableCell1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8" style:family="table-row">
      <style:table-row-properties style:row-height="0.3152in" style:use-optimal-row-height="false"/>
    </style:style>
    <style:style style:name="TableCell1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</style:style>
    <style:style style:name="TableCell1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9" style:family="table-row">
      <style:table-row-properties style:row-height="0.3152in" style:use-optimal-row-height="false"/>
    </style:style>
    <style:style style:name="TableCell1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9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20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0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4" style:parent-style-name="Normal" style:family="paragraph">
      <style:paragraph-properties fo:text-align="center"/>
    </style:style>
    <style:style style:name="P205" style:parent-style-name="Normal" style:family="paragraph">
      <style:paragraph-properties fo:text-align="center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16" style:parent-style-name="DefaultParagraphFont" style:family="text">
      <style:text-properties style:language-asian="en" style:country-asian="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18" style:family="table-row">
      <style:table-row-properties style:row-height="0.3152in" style:use-optimal-row-height="false"/>
    </style:style>
    <style:style style:name="TableCell2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9" style:family="table-row">
      <style:table-row-properties style:row-height="0.3152in" style:use-optimal-row-height="false"/>
    </style:style>
    <style:style style:name="TableCell2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0" style:family="table-row">
      <style:table-row-properties style:row-height="0.3152in" style:use-optimal-row-height="false"/>
    </style:style>
    <style:style style:name="TableCell2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1" style:family="table-row">
      <style:table-row-properties style:row-height="0.3152in" style:use-optimal-row-height="false"/>
    </style:style>
    <style:style style:name="TableCell2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4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8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6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62" style:family="table-row">
      <style:table-row-properties style:row-height="0.3152in" style:use-optimal-row-height="false" fo:keep-together="always"/>
    </style:style>
    <style:style style:name="TableCell2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5" style:parent-style-name="Footer" style:family="paragraph">
      <style:text-properties style:font-name="Nirmala UI" style:font-name-complex="Nirmala UI" fo:font-weight="bold" style:font-weight-asian="bold"/>
    </style:style>
    <style:style style:name="P276" style:parent-style-name="Footer" style:family="paragraph">
      <style:text-properties style:font-name="Nirmala UI" style:font-name-complex="Nirmala UI"/>
    </style:style>
    <style:style style:name="P277" style:parent-style-name="Footer" style:family="paragraph">
      <style:text-properties style:font-name="Nirmala UI" style:font-name-complex="Nirmala UI"/>
    </style:style>
    <style:style style:name="TableColumn279" style:family="table-column">
      <style:table-column-properties style:column-width="0.577in" style:use-optimal-column-width="false"/>
    </style:style>
    <style:style style:name="TableColumn280" style:family="table-column">
      <style:table-column-properties style:column-width="3.1083in" style:use-optimal-column-width="false"/>
    </style:style>
    <style:style style:name="TableColumn281" style:family="table-column">
      <style:table-column-properties style:column-width="0.6319in" style:use-optimal-column-width="false"/>
    </style:style>
    <style:style style:name="TableColumn282" style:family="table-column">
      <style:table-column-properties style:column-width="3.118in" style:use-optimal-column-width="false"/>
    </style:style>
    <style:style style:name="Table278" style:family="table" style:master-page-name="MP1">
      <style:table-properties style:width="7.4354in" fo:margin-left="-0.0069in" table:align="left"/>
    </style:style>
    <style:style style:name="TableRow283" style:family="table-row">
      <style:table-row-properties style:min-row-height="0.6729in" style:use-optimal-row-height="false"/>
    </style:style>
    <style:style style:name="TableCell28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</style:style>
    <style:style style:name="T295" style:parent-style-name="DefaultParagraphFont" style:family="text">
      <style:text-properties style:font-name="Nirmala UI" style:font-name-complex="Nirmala UI" fo:font-weight="bold" style:font-weight-asian="bold" style:font-weight-complex="bold" fo:font-size="28pt" style:font-size-asian="28pt" style:font-size-complex="28pt" style:script-type="complex"/>
    </style:style>
    <style:style style:name="TableCell29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</style:style>
    <style:style style:name="T300" style:parent-style-name="DefaultParagraphFont" style:family="text">
      <style:text-properties style:font-name="Nirmala UI" style:font-name-complex="Nirmala UI" fo:font-weight="bold" style:font-weight-asian="bold" style:font-weight-complex="bold" fo:font-size="28pt" style:font-size-asian="28pt" style:font-size-complex="28pt" style:script-type="complex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0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9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5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0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9" style:parent-style-name="TableContents" style:family="paragraph">
      <style:text-properties fo:font-size="18pt" style:font-size-asian="18pt" style:font-size-complex="18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text-properties fo:font-size="18pt" style:font-size-asian="18pt" style:font-size-complex="18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6" style:parent-style-name="TableContents" style:family="paragraph">
      <style:text-properties fo:font-size="18pt" style:font-size-asian="18pt" style:font-size-complex="18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font-size="18pt" style:font-size-asian="18pt" style:font-size-complex="18pt"/>
    </style:style>
    <style:style style:name="TableCell4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5" style:parent-style-name="TableContents" style:family="paragraph">
      <style:text-properties fo:font-size="18pt" style:font-size-asian="18pt" style:font-size-complex="18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fo:font-size="18pt" style:font-size-asian="18pt" style:font-size-complex="18pt"/>
    </style:style>
    <style:style style:name="TableCell4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size="18pt" style:font-size-asian="18pt" style:font-size-complex="18pt"/>
    </style:style>
    <style:style style:name="TableCell4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P474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7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77" style:parent-style-name="Normal" style:family="paragraph">
      <style:paragraph-properties fo:text-align="center"/>
    </style:style>
    <style:style style:name="P478" style:parent-style-name="Normal" style:family="paragraph">
      <style:paragraph-properties fo:text-align="center"/>
    </style:style>
    <style:style style:name="T47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8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8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2" style:parent-style-name="DefaultParagraphFont" style:family="text">
      <style:text-properties fo:color="#212121" fo:font-size="14pt" style:font-size-asian="14pt" style:font-size-complex="14pt" style:script-type="complex"/>
    </style:style>
    <style:style style:name="T483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84" style:parent-style-name="DefaultParagraphFont" style:family="text">
      <style:text-properties fo:color="#212121" fo:font-size="14pt" style:font-size-asian="14pt" style:font-size-complex="14pt" style:script-type="complex"/>
    </style:style>
    <style:style style:name="P485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8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88" style:parent-style-name="DefaultParagraphFont" style:family="text">
      <style:text-properties fo:color="#212121" fo:font-size="14pt" style:font-size-asian="14pt" style:font-size-complex="14pt" style:script-type="complex"/>
    </style:style>
    <style:style style:name="T48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0" style:parent-style-name="DefaultParagraphFont" style:family="text">
      <style:text-properties fo:color="#212121" fo:font-size="14pt" style:font-size-asian="14pt" style:font-size-complex="14pt" style:script-type="complex"/>
    </style:style>
    <style:style style:name="P49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2" style:parent-style-name="DefaultParagraphFont" style:family="text">
      <style:text-properties style:language-asian="en" style:country-asian="IN"/>
    </style:style>
    <style:style style:name="P493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94" style:parent-style-name="DefaultParagraphFont" style:family="text">
      <style:text-properties style:language-asian="en" style:country-asian="IN"/>
    </style:style>
    <style:style style:name="P49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5">
            <text:p text:style-name="P16"><text:span text:style-name="T17">सूचना</text:span></text:p>
          </table:table-cell>
          <table:table-cell table:style-name="TableCell18">
            <text:p text:style-name="P19"/>
          </table:table-cell>
          <table:table-cell table:style-name="TableCell20">
            <text:p text:style-name="P21"><text:span text:style-name="T22">वॉशरूम</text:span>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TableContents"><text:span text:style-name="T27"><text:s/>आपका स्वागत है</text:span></text:p>
          </table:table-cell>
          <table:table-cell table:style-name="TableCell28">
            <text:p text:style-name="P29">26</text:p>
          </table:table-cell>
          <table:table-cell table:style-name="TableCell30">
            <text:p text:style-name="TableContents"><text:span text:style-name="T31"><text:s/></text:span><text:span text:style-name="T32">20</text:span><text:span text:style-name="T33"><text:s/>मिनट बाद वाशरूम</text:span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TableContents"><text:span text:style-name="T38"><text:s/>ट्रॅवल्स की जानकारी</text:span></text:p>
          </table:table-cell>
          <table:table-cell table:style-name="TableCell39">
            <text:p text:style-name="P40">27</text:p>
          </table:table-cell>
          <table:table-cell table:style-name="TableCell41">
            <text:p text:style-name="TableContents"><text:span text:style-name="T42"><text:s/>15</text:span><text:span text:style-name="T43"><text:s/>मिनट बाद वाशरूम</text:span>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TableContents"><text:span text:style-name="T48"><text:s/>बस स्वछता के नियम</text:span></text:p>
          </table:table-cell>
          <table:table-cell table:style-name="TableCell49">
            <text:p text:style-name="P50">28</text:p>
          </table:table-cell>
          <table:table-cell table:style-name="TableCell51">
            <text:p text:style-name="TableContents"><text:span text:style-name="T52"><text:s/>1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TableContents"><text:span text:style-name="T58"><text:s/>बस फ्लिक्स की जानकारी</text:span></text:p>
          </table:table-cell>
          <table:table-cell table:style-name="TableCell59">
            <text:p text:style-name="P60">29</text:p>
          </table:table-cell>
          <table:table-cell table:style-name="TableCell61">
            <text:p text:style-name="TableContents"><text:span text:style-name="T62"><text:s/></text:span><text:span text:style-name="T63">5</text:span><text:span text:style-name="T64"><text:s/></text:span><text:span text:style-name="T65">मिनट बाद वाशरूम</text:span></text:p>
          </table:table-cell>
        </table:table-row>
        <table:table-row table:style-name="TableRow66">
          <table:table-cell table:style-name="TableCell67">
            <text:p text:style-name="P68">5</text:p>
          </table:table-cell>
          <table:table-cell table:style-name="TableCell69">
            <text:p text:style-name="TableContents"><text:span text:style-name="T70"><text:s/>सामान की सुरक्षा</text:span></text:p>
          </table:table-cell>
          <table:table-cell table:style-name="TableCell71">
            <text:p text:style-name="P72">30</text:p>
          </table:table-cell>
          <table:table-cell table:style-name="TableCell73">
            <text:p text:style-name="TableContents"><text:span text:style-name="T74"><text:s/>वाशरूम के लिए रुकते समय</text:span>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TableContents"><text:span text:style-name="T79"><text:s/>डिनर -<text:s/></text:span><text:span text:style-name="T80">नही रुकेगी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7</text:p>
          </table:table-cell>
          <table:table-cell table:style-name="TableCell88">
            <text:p text:style-name="Standard"><text:span text:style-name="T89"><text:s/></text:span><text:span text:style-name="T90"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Standard"/>
          </table:table-cell>
          <table:table-cell table:style-name="TableCell94">
            <text:p text:style-name="Standard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<text:span text:style-name="T100">डिनर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<text:span text:style-name="T105">नाश्ता</text:span><text:span text:style-name="T106">-चाय</text:span></text:p>
          </table:table-cell>
        </table:table-row>
        <table:table-row table:style-name="TableRow107">
          <table:table-cell table:style-name="TableCell108">
            <text:p text:style-name="P109">11</text:p>
          </table:table-cell>
          <table:table-cell table:style-name="TableCell110">
            <text:p text:style-name="TableContents"><text:span text:style-name="T111"><text:s/>डिनर <text:s/></text:span><text:span text:style-name="T112">7</text:span><text:span text:style-name="T113"><text:s/>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</text:span><text:span text:style-name="T124">7.30</text:span><text:span text:style-name="T125"><text:s/>बजे</text:span></text:p>
          </table:table-cell>
          <table:table-cell table:style-name="TableCell126">
            <text:p text:style-name="P127">32</text:p>
          </table:table-cell>
          <table:table-cell table:style-name="TableCell128">
            <text:p text:style-name="TableContents"><text:span text:style-name="T129"><text:s/>15</text:span><text:span text:style-name="T130"><text:s/>मिनट बाद नाश्ता</text:span></text:p>
          </table:table-cell>
        </table:table-row>
        <table:table-row table:style-name="TableRow131">
          <table:table-cell table:style-name="TableCell132">
            <text:p text:style-name="P133">13</text:p>
          </table:table-cell>
          <table:table-cell table:style-name="TableCell134">
            <text:p text:style-name="TableContents"><text:span text:style-name="T135"><text:s/>डिनर <text:s/></text:span><text:span text:style-name="T136">8</text:span><text:span text:style-name="T137"><text:s/>बजे</text:span></text:p>
          </table:table-cell>
          <table:table-cell table:style-name="TableCell138">
            <text:p text:style-name="P139">33</text:p>
          </table:table-cell>
          <table:table-cell table:style-name="TableCell140">
            <text:p text:style-name="TableContents"><text:span text:style-name="T141"><text:s/>10</text:span><text:span text:style-name="T142"><text:s/>मिनट<text:s/></text:span><text:span text:style-name="T143">बाद नाश्ता</text:span></text:p>
          </table:table-cell>
        </table:table-row>
        <table:table-row table:style-name="TableRow144">
          <table:table-cell table:style-name="TableCell145">
            <text:p text:style-name="P146">14</text:p>
          </table:table-cell>
          <table:table-cell table:style-name="TableCell147">
            <text:p text:style-name="TableContents"><text:span text:style-name="T148"><text:s/>डिनर <text:s/></text:span><text:span text:style-name="T149">8.30</text:span><text:span text:style-name="T150"><text:s/>बजे</text:span></text:p>
          </table:table-cell>
          <table:table-cell table:style-name="TableCell151">
            <text:p text:style-name="P152">34</text:p>
          </table:table-cell>
          <table:table-cell table:style-name="TableCell153">
            <text:p text:style-name="TableContents"><text:span text:style-name="T154"><text:s/>5</text:span><text:span text:style-name="T155"><text:s/>मिनट बाद नाश्ता</text:span></text:p>
          </table:table-cell>
        </table:table-row>
        <table:table-row table:style-name="TableRow156">
          <table:table-cell table:style-name="TableCell157">
            <text:p text:style-name="P158">15</text:p>
          </table:table-cell>
          <table:table-cell table:style-name="TableCell159">
            <text:p text:style-name="TableContents"><text:span text:style-name="T160"><text:s/>डिनर <text:s/></text:span><text:span text:style-name="T161">9</text:span><text:span text:style-name="T162"><text:s/>बजे</text:span></text:p>
          </table:table-cell>
          <table:table-cell table:style-name="TableCell163">
            <text:p text:style-name="P164">35</text:p>
          </table:table-cell>
          <table:table-cell table:style-name="TableCell165">
            <text:p text:style-name="TableContents"><text:span text:style-name="T166"><text:s/>नाश्ते के लिए रुकते समय</text:span></text:p>
          </table:table-cell>
        </table:table-row>
        <table:table-row table:style-name="TableRow167">
          <table:table-cell table:style-name="TableCell168">
            <text:p text:style-name="P169">16</text:p>
          </table:table-cell>
          <table:table-cell table:style-name="TableCell170">
            <text:p text:style-name="TableContents"><text:span text:style-name="T171"><text:s/>डिनर <text:s/></text:span><text:span text:style-name="T172">9.30</text:span><text:span text:style-name="T173"><text:s/>बजे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17</text:p>
          </table:table-cell>
          <table:table-cell table:style-name="TableCell181">
            <text:p text:style-name="TableContents"><text:span text:style-name="T182"><text:s/>डिनर <text:s/></text:span><text:span text:style-name="T183">10</text:span><text:span text:style-name="T184"><text:s/>बजे</text:span>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18</text:p>
          </table:table-cell>
          <table:table-cell table:style-name="TableCell192">
            <text:p text:style-name="TableContents"><text:span text:style-name="T193"><text:s/>डिनर <text:s/></text:span><text:span text:style-name="T194">10.30</text:span><text:span text:style-name="T195"><text:s/>बजे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TableContents"><text:span text:style-name="T199"><draw:custom-shape svg:x="-0.65417in" svg:y="0.21944in" svg:width="3.71875in" svg:height="0.84375in" draw:z-index="251669504" draw:id="id0" draw:style-name="a1" draw:name="Rounded Rectangle 13" text:anchor-type="paragraph"><svg:title/><svg:desc/><text:p text:style-name="P200"><text:span text:style-name="T201">अनाउंसमेंट ना चले तो<text:s/></text:span><text:span text:style-name="T202">BUSFLIX <text:s/></text:span><text:span text:style-name="T203">बॉक्स बंद चालू करे</text:span></text:p><text:p text:style-name="P204"/><text:p text:style-name="P205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06">
          <table:table-cell table:style-name="TableCell207">
            <text:p text:style-name="P208">19</text:p>
          </table:table-cell>
          <table:table-cell table:style-name="TableCell209">
            <text:p text:style-name="TableContents"><text:span text:style-name="T210"><text:s/>डिनर <text:s/></text:span><text:span text:style-name="T211">11</text:span><text:span text:style-name="T212"><text:s/>बजे</text:span></text:p>
          </table:table-cell>
          <table:table-cell table:style-name="TableCell213">
            <text:p text:style-name="P214"/>
          </table:table-cell>
          <table:table-cell table:style-name="TableCell215">
            <text:p text:style-name="TableContents"><text:span text:style-name="T21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17">Your text here</text:p></draw:text-box><svg:title/><svg:desc/></draw:frame></text:span></text:p>
          </table:table-cell>
        </table:table-row>
        <table:table-row table:style-name="TableRow218">
          <table:table-cell table:style-name="TableCell219">
            <text:p text:style-name="P220">20</text:p>
          </table:table-cell>
          <table:table-cell table:style-name="TableCell221">
            <text:p text:style-name="TableContents"><text:span text:style-name="T222"><text:s/>डिनर<text:s/></text:span><text:span text:style-name="T223">11.30</text:span><text:span text:style-name="T224"><text:s/>बजे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21</text:p>
          </table:table-cell>
          <table:table-cell table:style-name="TableCell232">
            <text:p text:style-name="TableContents"><text:span text:style-name="T233"><text:s/>डिनर <text:s/></text:span><text:span text:style-name="T234">12</text:span><text:span text:style-name="T235"><text:s/>बजे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22</text:p>
          </table:table-cell>
          <table:table-cell table:style-name="TableCell243">
            <text:p text:style-name="TableContents"><text:span text:style-name="T244"><text:s/>डिनर <text:s/></text:span><text:span text:style-name="T245">12.30</text:span><text:span text:style-name="T246"><text:s/>बजे</text:span>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23</text:p>
          </table:table-cell>
          <table:table-cell table:style-name="TableCell254">
            <text:p text:style-name="TableContents"><text:span text:style-name="T255"><text:s/>डिनर <text:s/></text:span><text:span text:style-name="T256">1</text:span><text:span text:style-name="T257"><text:s/>बजे</text:span>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24</text:p>
          </table:table-cell>
          <table:table-cell table:style-name="TableCell265">
            <text:p text:style-name="TableContents"><text:span text:style-name="T266"><text:s/>डिनर <text:s/>के लिए रुकते समय</text:span></text:p>
            <text:p text:style-name="P267"/>
            <text:p text:style-name="P268"/>
            <text:p text:style-name="P269"/>
          </table:table-cell>
          <table:table-cell table:style-name="TableCell270">
            <text:p text:style-name="P271"/>
            <text:p text:style-name="P272"/>
          </table:table-cell>
          <table:table-cell table:style-name="TableCell273">
            <text:p text:style-name="P274"/>
          </table:table-cell>
        </table:table-row>
      </table:table>
      <text:p text:style-name="Textbody"/>
      <text:p text:style-name="P275">How to use –</text:p>
      <text:p text:style-name="P276">1. Press the correct number<text:s/><text:tab/>and immediately press “Enter”(Green) key on the keypad.</text:p>
      <text:p text:style-name="P277">2. To Stop the playing announcement<text:s/>press “Backspace”(Red) key.</text:p>
      <table:table table:style-name="Table278">
        <table:table-columns>
          <table:table-column table:style-name="TableColumn279"/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/>
            <text:p text:style-name="P292"/>
          </table:table-cell>
          <table:table-cell table:style-name="TableCell293">
            <text:p text:style-name="P294"><text:span text:style-name="T295">नागपूर - कोल्हापूर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<text:span text:style-name="T300">कोल्हापूर - नागपूर</text:span></text:p>
          </table:table-cell>
        </table:table-row>
        <table:table-row table:style-name="TableRow301">
          <table:table-cell table:style-name="TableCell302">
            <text:p text:style-name="P303">41</text:p>
          </table:table-cell>
          <table:table-cell table:style-name="TableCell304">
            <text:p text:style-name="TableContents"><text:span text:style-name="T305"><text:s/>उमरखेड</text:span></text:p>
          </table:table-cell>
          <table:table-cell table:style-name="TableCell306">
            <text:p text:style-name="P307">71</text:p>
          </table:table-cell>
          <table:table-cell table:style-name="TableCell308">
            <text:p text:style-name="TableContents"><text:span text:style-name="T309"><text:s/>तुळजापूर</text:span></text:p>
          </table:table-cell>
        </table:table-row>
        <table:table-row table:style-name="TableRow310">
          <table:table-cell table:style-name="TableCell311">
            <text:p text:style-name="P312">42</text:p>
          </table:table-cell>
          <table:table-cell table:style-name="TableCell313">
            <text:p text:style-name="TableContents"><text:span text:style-name="T314"><text:s/>नांदेड</text:span></text:p>
          </table:table-cell>
          <table:table-cell table:style-name="TableCell315">
            <text:p text:style-name="P316">72</text:p>
          </table:table-cell>
          <table:table-cell table:style-name="TableCell317">
            <text:p text:style-name="TableContents"><text:span text:style-name="T318"><text:s/>लातूर</text:span></text:p>
          </table:table-cell>
        </table:table-row>
        <table:table-row table:style-name="TableRow319">
          <table:table-cell table:style-name="TableCell320">
            <text:p text:style-name="P321">43</text:p>
          </table:table-cell>
          <table:table-cell table:style-name="TableCell322">
            <text:p text:style-name="TableContents"><text:span text:style-name="T323"><text:s/>लातूर</text:span></text:p>
          </table:table-cell>
          <table:table-cell table:style-name="TableCell324">
            <text:p text:style-name="P325">73</text:p>
          </table:table-cell>
          <table:table-cell table:style-name="TableCell326">
            <text:p text:style-name="TableContents"><text:span text:style-name="T327"><text:s/>नांदेड</text:span></text:p>
          </table:table-cell>
        </table:table-row>
        <table:table-row table:style-name="TableRow328">
          <table:table-cell table:style-name="TableCell329">
            <text:p text:style-name="P330">44</text:p>
          </table:table-cell>
          <table:table-cell table:style-name="TableCell331">
            <text:p text:style-name="TableContents"><text:span text:style-name="T332"><text:s/>तुळजापूर</text:span></text:p>
          </table:table-cell>
          <table:table-cell table:style-name="TableCell333">
            <text:p text:style-name="P334">74</text:p>
          </table:table-cell>
          <table:table-cell table:style-name="TableCell335">
            <text:p text:style-name="TableContents"><text:span text:style-name="T336"><text:s/>उमरखेड</text:span></text:p>
          </table:table-cell>
        </table:table-row>
        <table:table-row table:style-name="TableRow337">
          <table:table-cell table:style-name="TableCell338">
            <text:p text:style-name="P339">45</text:p>
          </table:table-cell>
          <table:table-cell table:style-name="TableCell340">
            <text:p text:style-name="TableContents"><text:span text:style-name="T341"><text:s/>सोलापूर</text:span></text:p>
          </table:table-cell>
          <table:table-cell table:style-name="TableCell342">
            <text:p text:style-name="P343">75</text:p>
          </table:table-cell>
          <table:table-cell table:style-name="TableCell344">
            <text:p text:style-name="TableContents"><text:span text:style-name="T345"><text:s/>आर्णी</text:span></text:p>
          </table:table-cell>
        </table:table-row>
        <table:table-row table:style-name="TableRow346">
          <table:table-cell table:style-name="TableCell347">
            <text:p text:style-name="P348">46</text:p>
          </table:table-cell>
          <table:table-cell table:style-name="TableCell349">
            <text:p text:style-name="TableContents"><text:span text:style-name="T350"><text:s/>सांगोला</text:span></text:p>
          </table:table-cell>
          <table:table-cell table:style-name="TableCell351">
            <text:p text:style-name="P352">76</text:p>
          </table:table-cell>
          <table:table-cell table:style-name="TableCell353">
            <text:p text:style-name="TableContents"><text:span text:style-name="T354"><text:s/>यवतमाळ<text:s/></text:span><text:span text:style-name="T355">, <text:s/></text:span><text:span text:style-name="T356">बस <text:s text:c="2"/>स्टॅन्ड</text:span></text:p>
          </table:table-cell>
        </table:table-row>
        <table:table-row table:style-name="TableRow357">
          <table:table-cell table:style-name="TableCell358">
            <text:p text:style-name="P359">47</text:p>
          </table:table-cell>
          <table:table-cell table:style-name="TableCell360">
            <text:p text:style-name="TableContents"><text:span text:style-name="T361"><text:s/>नागेश <text:s/>फाटा</text:span></text:p>
          </table:table-cell>
          <table:table-cell table:style-name="TableCell362">
            <text:p text:style-name="P363">77</text:p>
          </table:table-cell>
          <table:table-cell table:style-name="TableCell364">
            <text:p text:style-name="TableContents"><text:span text:style-name="T365"><text:s/>वर्धा</text:span></text:p>
          </table:table-cell>
        </table:table-row>
        <table:table-row table:style-name="TableRow366">
          <table:table-cell table:style-name="TableCell367">
            <text:p text:style-name="P368">48</text:p>
          </table:table-cell>
          <table:table-cell table:style-name="TableCell369">
            <text:p text:style-name="TableContents"><text:span text:style-name="T370"><text:s/>मिरज</text:span></text:p>
          </table:table-cell>
          <table:table-cell table:style-name="TableCell371">
            <text:p text:style-name="P372">78</text:p>
          </table:table-cell>
          <table:table-cell table:style-name="TableCell373">
            <text:p text:style-name="TableContents"><text:span text:style-name="T374"><text:s/>बुटीबोरी</text:span></text:p>
          </table:table-cell>
        </table:table-row>
        <table:table-row table:style-name="TableRow375">
          <table:table-cell table:style-name="TableCell376">
            <text:p text:style-name="P377">49</text:p>
          </table:table-cell>
          <table:table-cell table:style-name="TableCell378">
            <text:p text:style-name="TableContents"><text:span text:style-name="T379"><text:s/>सांगली</text:span></text:p>
          </table:table-cell>
          <table:table-cell table:style-name="TableCell380">
            <text:p text:style-name="P381">79</text:p>
          </table:table-cell>
          <table:table-cell table:style-name="TableCell382">
            <text:p text:style-name="TableContents"><text:span text:style-name="T383"><text:s/>छञपती चौक</text:span></text:p>
          </table:table-cell>
        </table:table-row>
        <table:table-row table:style-name="TableRow384">
          <table:table-cell table:style-name="TableCell385">
            <text:p text:style-name="P386">50</text:p>
          </table:table-cell>
          <table:table-cell table:style-name="TableCell387">
            <text:p text:style-name="TableContents"><text:span text:style-name="T388"><text:s/>जयसिंगपूर</text:span></text:p>
          </table:table-cell>
          <table:table-cell table:style-name="TableCell389">
            <text:p text:style-name="P390">80</text:p>
          </table:table-cell>
          <table:table-cell table:style-name="TableCell391">
            <text:p text:style-name="TableContents"><text:span text:style-name="T392"><text:s/>रहाटे कॉलनी</text:span></text:p>
          </table:table-cell>
        </table:table-row>
        <table:table-row table:style-name="TableRow393">
          <table:table-cell table:style-name="TableCell394">
            <text:p text:style-name="P395">51</text:p>
          </table:table-cell>
          <table:table-cell table:style-name="TableCell396">
            <text:p text:style-name="TableContents"><text:span text:style-name="T397"><text:s/>तावडे <text:s/>हॉटेल <text:s/>बस <text:s/>स्टॅन्ड <text:s/>कोल्हापूर</text:span></text:p>
          </table:table-cell>
          <table:table-cell table:style-name="TableCell398">
            <text:p text:style-name="P399">81</text:p>
          </table:table-cell>
          <table:table-cell table:style-name="TableCell400">
            <text:p text:style-name="TableContents"><text:span text:style-name="T401"><text:s/>गणेशपेठ</text:span></text:p>
          </table:table-cell>
        </table:table-row>
        <table:table-row table:style-name="TableRow402">
          <table:table-cell table:style-name="TableCell403">
            <text:p text:style-name="P404">52</text:p>
          </table:table-cell>
          <table:table-cell table:style-name="TableCell405">
            <text:p text:style-name="P406"><text:s/></text:p>
          </table:table-cell>
          <table:table-cell table:style-name="TableCell407">
            <text:p text:style-name="P408">82</text:p>
          </table:table-cell>
          <table:table-cell table:style-name="TableCell409">
            <text:p text:style-name="TableContents"><text:span text:style-name="T410"><text:s/>धरमपेठ <text:s/>लास्ट स्टॉप</text:span></text:p>
          </table:table-cell>
        </table:table-row>
        <table:table-row table:style-name="TableRow411">
          <table:table-cell table:style-name="TableCell412">
            <text:p text:style-name="P413">53</text:p>
          </table:table-cell>
          <table:table-cell table:style-name="TableCell414">
            <text:p text:style-name="P415"><text:s/></text:p>
          </table:table-cell>
          <table:table-cell table:style-name="TableCell416">
            <text:p text:style-name="P417">83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54</text:p>
          </table:table-cell>
          <table:table-cell table:style-name="TableCell423">
            <text:p text:style-name="P424"><text:s/></text:p>
          </table:table-cell>
          <table:table-cell table:style-name="TableCell425">
            <text:p text:style-name="P426">84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55</text:p>
          </table:table-cell>
          <table:table-cell table:style-name="TableCell432">
            <text:p text:style-name="P433"><text:s/></text:p>
          </table:table-cell>
          <table:table-cell table:style-name="TableCell434">
            <text:p text:style-name="P435">85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56</text:p>
          </table:table-cell>
          <table:table-cell table:style-name="TableCell441">
            <text:p text:style-name="P442"><text:s/></text:p>
          </table:table-cell>
          <table:table-cell table:style-name="TableCell443">
            <text:p text:style-name="P444">86</text:p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57</text:p>
          </table:table-cell>
          <table:table-cell table:style-name="TableCell450">
            <text:p text:style-name="P451"><text:s/></text:p>
          </table:table-cell>
          <table:table-cell table:style-name="TableCell452">
            <text:p text:style-name="P453">87</text:p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58</text:p>
          </table:table-cell>
          <table:table-cell table:style-name="TableCell459">
            <text:p text:style-name="P460"><text:s/></text:p>
          </table:table-cell>
          <table:table-cell table:style-name="TableCell461">
            <text:p text:style-name="P462">88</text:p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59</text:p>
          </table:table-cell>
          <table:table-cell table:style-name="TableCell468">
            <text:p text:style-name="P469"><text:s/></text:p>
          </table:table-cell>
          <table:table-cell table:style-name="TableCell470">
            <text:p text:style-name="P471">89</text:p>
          </table:table-cell>
          <table:table-cell table:style-name="TableCell472">
            <text:p text:style-name="P473"/>
          </table:table-cell>
        </table:table-row>
      </table:table>
      <text:p text:style-name="P474"><text:span text:style-name="T475"><draw:custom-shape svg:x="4.625in" svg:y="0.19167in" svg:width="2.75833in" svg:height="1.07708in" draw:z-index="251670528" draw:id="id2" draw:style-name="a4" draw:name="Rounded Rectangle 15" text:anchor-type="paragraph"><svg:title/><svg:desc/><text:p text:style-name="P476">Restart<text:s/>BUSFLIX box if Announcement is not playing</text:p><text:p text:style-name="P477"/><text:p text:style-name="P478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79"><text:tab/></text:span></text:p>
      <text:p text:style-name="Footer"><text:span text:style-name="T480">इस्तेमाल <text:s/>–</text:span></text:p>
      <text:p text:style-name="Footer"><text:span text:style-name="T481">1.<text:s/></text:span><text:bookmark-start text:name="tw-target-text"/><text:bookmark-end text:name="tw-target-text"/><text:span text:style-name="T482">सही नंबर दबाएं और तुरंत कीपैड पर ग्रीन</text:span><text:span text:style-name="T483"><text:s/>बटन</text:span><text:span text:style-name="T484"><text:s/>दबाएं।</text:span></text:p>
      <text:p text:style-name="P485"><text:span text:style-name="T486">2.<text:s/></text:span><text:span text:style-name="T487">अन्नोउंसमेंट<text:s/></text:span><text:span text:style-name="T488"><text:s/>को रोकने के लिए लाल</text:span><text:span text:style-name="T489"><text:s/>बटन</text:span><text:span text:style-name="T490"><text:s/>दबाएं ।</text:span></text:p>
      <text:p text:style-name="P491"><text:span text:style-name="T492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93"/></draw:text-box><svg:title/><svg:desc/></draw:frame></text:span><text:span text:style-name="T494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95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4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86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87" style:parent-style-name="DefaultParagraphFont" style:family="text">
      <style:text-properties fo:font-size="16pt" style:font-size-asian="16pt" style:font-size-complex="16pt"/>
    </style:style>
    <style:style style:name="T288" style:parent-style-name="DefaultParagraphFont" style:family="text">
      <style:text-properties fo:font-size="16pt" style:font-size-asian="16pt" style:font-size-complex="16pt"/>
    </style:style>
    <style:style style:name="T289" style:parent-style-name="DefaultParagraphFont" style:family="text">
      <style:text-properties fo:font-size="16pt" style:font-size-asian="16pt" style:font-size-complex="16pt"/>
    </style:style>
    <style:style style:name="T290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9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EXPRESS<text:tab/><text:tab/><text:s text:c="8"/>MH 40 AT 185</text:p>
        <text:p text:style-name="Header"><text:span text:style-name="T10"><text:tab/><text:s text:c="7"/></text:span><text:span text:style-name="T11"><text:s text:c="2"/></text:span><text:span text:style-name="T12"><text:s text:c="5"/></text:span><text:span text:style-name="T13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4"><text:tab/>busflix.in</text:span></text:p>
      </style:header>
    </style:master-page>
    <style:master-page style:name="MP1" style:page-layout-name="PL1">
      <style:header>
        <text:p text:style-name="P286">KHURANA EXPRESS<text:tab/><text:tab/><text:s text:c="8"/>MH 40 AT 185</text:p>
        <text:p text:style-name="Header"><text:span text:style-name="T287"><text:tab/><text:s text:c="11"/></text:span><text:span text:style-name="T288"><text:s text:c="4"/></text:span><text:span text:style-name="T289"><text:s/></text:span><text:span text:style-name="T290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9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7T09:59:00Z</meta:creation-date>
    <dc:date>2017-09-17T09:59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1" meta:character-count="1482" meta:row-count="10" meta:non-whitespace-character-count="1263"/>
  </office:meta>
</office:document-meta>
</file>